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32cm" fo:min-width="14.01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7.772cm" fo:min-width="14.507cm" loext:decorative="false"/>
      <style:paragraph-properties style:writing-mode="lr-tb"/>
    </style:style>
    <style:style style:name="gr3" style:family="graphic" style:parent-style-name="standard">
      <style:graphic-properties draw:stroke="solid" svg:stroke-width="0.051cm" svg:stroke-color="#000000" draw:marker-start-width="0.279cm" draw:marker-end-width="0.279cm" svg:stroke-opacity="75%" svg:stroke-linecap="round" draw:fill="none" draw:fill-color="#ffffff" draw:auto-grow-height="true" draw:auto-grow-width="false" fo:min-height="1.02cm" fo:padding-top="0.15cm" fo:padding-bottom="0.15cm" fo:padding-left="0.275cm" fo:padding-right="0.275cm" loext:decorative="false"/>
      <style:paragraph-properties style:writing-mode="lr-tb"/>
    </style:style>
    <style:style style:name="gr4" style:family="graphic" style:parent-style-name="standard">
      <style:graphic-properties draw:stroke="solid" svg:stroke-width="0.051cm" svg:stroke-color="#000000" draw:marker-start-width="0.279cm" draw:marker-end-width="0.279cm" svg:stroke-opacity="75%" draw:fill="none" draw:fill-color="#ffffff" draw:auto-grow-height="true" draw:auto-grow-width="false" fo:min-height="1.02cm" fo:padding-top="0.15cm" fo:padding-bottom="0.15cm" fo:padding-left="0.275cm" fo:padding-right="0.27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96cm" fo:min-width="3.821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96cm" fo:min-width="4.138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96cm" fo:min-width="5.091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96cm" fo:min-width="3.819cm" loext:decorative="false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8.345cm" fo:min-width="8.095cm" loext:decorative="false"/>
    </style:style>
    <style:style style:name="gr16" style:family="graphic" style:parent-style-name="standard">
      <style:graphic-properties draw:stroke="solid" svg:stroke-width="0.051cm" svg:stroke-color="#000000" draw:marker-start-width="0.279cm" draw:marker-end-width="0.279cm" svg:stroke-opacity="75%" draw:fill="none" draw:fill-color="#ffffff" draw:auto-grow-height="true" draw:auto-grow-width="false" fo:min-height="0.585cm" fo:padding-top="0.15cm" fo:padding-bottom="0.15cm" fo:padding-left="0.275cm" fo:padding-right="0.275cm" loext:decorative="false"/>
      <style:paragraph-properties style:writing-mode="lr-tb"/>
    </style:style>
    <style:style style:name="gr1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9" style:family="graphic" style:parent-style-name="objectwithoutfill">
      <style:graphic-properties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5cm" svg:height="13.93cm" svg:x="2.906cm" svg:y="12.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2" draw:text-style-name="P1" draw:layer="layout" svg:width="15.875cm" svg:height="8.89cm" svg:x="2.905cm" svg:y="2.2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3" draw:text-style-name="P2" draw:layer="layout" svg:width="2.54cm" svg:height="1.32cm" svg:x="3.54cm" svg:y="2.855cm">
          <draw:text-box>
            <text:p>Setup</text:p>
          </draw:text-box>
        </draw:frame>
        <draw:frame draw:style-name="gr4" draw:text-style-name="P2" draw:layer="layout" svg:width="2.54cm" svg:height="1.32cm" svg:x="3.857cm" svg:y="13.332cm">
          <draw:text-box>
            <text:p>Loop</text:p>
          </draw:text-box>
        </draw:frame>
        <draw:custom-shape draw:style-name="gr5" draw:text-style-name="P1" draw:layer="layout" svg:width="4.445cm" svg:height="1.27cm" svg:x="7.985cm" svg:y="2.587cm">
          <text:p text:style-name="P1">Start ESP3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6" draw:text-style-name="P1" draw:layer="layout" svg:width="4.762cm" svg:height="1.27cm" svg:x="7.985cm" svg:y="4.492cm">
          <text:p text:style-name="P1">Check 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7" draw:text-style-name="P1" draw:layer="layout" svg:width="5.715cm" svg:height="1.27cm" svg:x="7.35cm" svg:y="6.397cm">
          <text:p text:style-name="P1">Display preloaded Adafruit Lo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7" draw:text-style-name="P1" draw:layer="layout" svg:width="5.715cm" svg:height="1.27cm" svg:x="7.351cm" svg:y="6.397cm">
          <text:p text:style-name="P1">Display preloaded Adafruit Lo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8" draw:text-style-name="P1" draw:layer="layout" svg:width="4.443cm" svg:height="1.27cm" svg:x="8.137cm" svg:y="8.302cm">
          <text:p text:style-name="P1">Clear 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line draw:style-name="gr9" draw:text-style-name="P3" draw:layer="layout" svg:x1="10.207cm" svg:y1="3.857cm" svg:x2="10.207cm" svg:y2="4.492cm">
          <text:p/>
        </draw:line>
        <draw:line draw:style-name="gr10" draw:text-style-name="P3" draw:layer="layout" svg:x1="10.207cm" svg:y1="5.762cm" svg:x2="10.207cm" svg:y2="6.397cm">
          <text:p/>
        </draw:line>
        <draw:line draw:style-name="gr11" draw:text-style-name="P3" draw:layer="layout" svg:x1="10.207cm" svg:y1="7.667cm" svg:x2="10.207cm" svg:y2="8.302cm">
          <text:p/>
        </draw:line>
        <draw:line draw:style-name="gr12" draw:text-style-name="P3" draw:layer="layout" svg:x1="10.207cm" svg:y1="9.572cm" svg:x2="10.207cm" svg:y2="11.16cm">
          <text:p/>
        </draw:line>
        <draw:line draw:style-name="gr13" draw:text-style-name="P3" draw:layer="layout" svg:x1="10.207cm" svg:y1="11.16cm" svg:x2="10.207cm" svg:y2="12.43cm">
          <text:p/>
        </draw:line>
        <draw:line draw:style-name="gr14" draw:text-style-name="P3" draw:layer="layout" svg:x1="10.207cm" svg:y1="12.43cm" svg:x2="10.207cm" svg:y2="13.7cm">
          <text:p/>
        </draw:line>
        <draw:custom-shape draw:style-name="gr8" draw:text-style-name="P1" draw:layer="layout" svg:width="4.443cm" svg:height="1.27cm" svg:x="8.138cm" svg:y="13.802cm">
          <text:p text:style-name="P1">Read Pot. Valu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5" draw:text-style-name="P1" draw:layer="layout" svg:width="9.525cm" svg:height="9.525cm" svg:x="5.762cm" svg:y="15.5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16" draw:text-style-name="P2" draw:layer="layout" svg:width="4.228cm" svg:height="1.012cm" svg:x="6.297cm" svg:y="15.99cm">
          <draw:text-box>
            <text:p>checkMode()</text:p>
          </draw:text-box>
        </draw:frame>
        <draw:line draw:style-name="gr17" draw:text-style-name="P3" draw:layer="layout" svg:x1="10.207cm" svg:y1="14.97cm" svg:x2="10.207cm" svg:y2="15.605cm">
          <text:p/>
        </draw:line>
        <draw:line draw:style-name="gr18" draw:text-style-name="P3" draw:layer="layout" svg:x1="17.192cm" svg:y1="14.352cm" svg:x2="12.747cm" svg:y2="14.352cm">
          <text:p/>
        </draw:line>
        <draw:line draw:style-name="gr19" draw:text-style-name="P3" draw:layer="layout" svg:x1="17.192cm" svg:y1="26.082cm" svg:x2="17.192cm" svg:y2="14.335cm">
          <text:p/>
        </draw:line>
        <draw:line draw:style-name="gr19" draw:text-style-name="P3" draw:layer="layout" svg:x1="17.192cm" svg:y1="25.947cm" svg:x2="10.207cm" svg:y2="25.947cm">
          <text:p/>
        </draw:line>
        <draw:line draw:style-name="gr19" draw:text-style-name="P3" draw:layer="layout" svg:x1="10.207cm" svg:y1="25.147cm" svg:x2="10.207cm" svg:y2="2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16T15:06:48.685020000</meta:creation-date>
    <dc:date>2025-12-16T18:20:39.468988000</dc:date>
    <meta:editing-duration>PT32M4S</meta:editing-duration>
    <meta:editing-cycles>1</meta:editing-cycles>
    <meta:document-statistic meta:object-count="23"/>
    <meta:generator>LibreOffice/25.8.3.1$Windows_X86_64 LibreOffice_project/52ad9dd1c984050a9fb6932dbfb16e86a49e9758</meta:generator>
  </office:meta>
</office:document-meta>
</file>